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e0f2" officeooo:paragraph-rsid="000ae0f2"/>
    </style:style>
    <style:style style:name="P2" style:family="paragraph" style:parent-style-name="Standard">
      <style:text-properties officeooo:rsid="000c1281" officeooo:paragraph-rsid="000c1281"/>
    </style:style>
    <style:style style:name="P3" style:family="paragraph" style:parent-style-name="Standard">
      <style:text-properties officeooo:rsid="000dfa90" officeooo:paragraph-rsid="000dfa90"/>
    </style:style>
    <style:style style:name="P4" style:family="paragraph" style:parent-style-name="Standard">
      <style:text-properties fo:font-weight="normal" officeooo:rsid="000dfa90" officeooo:paragraph-rsid="000dfa90" style:font-weight-asian="normal" style:font-weight-complex="normal"/>
    </style:style>
    <style:style style:name="P5" style:family="paragraph" style:parent-style-name="Standard">
      <style:text-properties fo:font-weight="normal" officeooo:rsid="000e60f7" officeooo:paragraph-rsid="000e60f7" style:font-weight-asian="normal" style:font-weight-complex="normal"/>
    </style:style>
    <style:style style:name="P6" style:family="paragraph" style:parent-style-name="Standard">
      <style:text-properties fo:font-weight="normal" officeooo:rsid="000e60f7" officeooo:paragraph-rsid="000fb1dd" style:font-weight-asian="normal" style:font-weight-complex="normal"/>
    </style:style>
    <style:style style:name="P7" style:family="paragraph" style:parent-style-name="Standard">
      <style:text-properties fo:font-weight="normal" officeooo:rsid="000fb1dd" officeooo:paragraph-rsid="000fb1dd" style:font-weight-asian="normal" style:font-weight-complex="normal"/>
    </style:style>
    <style:style style:name="P8" style:family="paragraph" style:parent-style-name="Standard">
      <style:text-properties fo:font-weight="normal" officeooo:rsid="001085e8" officeooo:paragraph-rsid="001085e8" style:font-weight-asian="normal" style:font-weight-complex="normal"/>
    </style:style>
    <style:style style:name="P9" style:family="paragraph" style:parent-style-name="Standard">
      <style:text-properties fo:font-size="16pt" fo:font-weight="bold" officeooo:rsid="000c1281" officeooo:paragraph-rsid="000c1281" style:font-weight-asian="bold" style:font-weight-complex="bold"/>
    </style:style>
    <style:style style:name="P10" style:family="paragraph" style:parent-style-name="Standard">
      <style:text-properties fo:font-size="16pt" fo:font-weight="bold" officeooo:rsid="000c1281" officeooo:paragraph-rsid="001085e8" style:font-weight-asian="bold" style:font-weight-complex="bold"/>
    </style:style>
    <style:style style:name="P11" style:family="paragraph" style:parent-style-name="Standard">
      <style:text-properties fo:font-size="16pt" fo:font-weight="bold" officeooo:rsid="000c1281" officeooo:paragraph-rsid="0011e2d4" style:font-weight-asian="bold" style:font-weight-complex="bold"/>
    </style:style>
    <style:style style:name="P12" style:family="paragraph" style:parent-style-name="Standard">
      <style:text-properties fo:font-size="16pt" fo:font-weight="bold" officeooo:rsid="001085e8" officeooo:paragraph-rsid="001085e8" style:font-weight-asian="bold" style:font-weight-complex="bold"/>
    </style:style>
    <style:style style:name="P13" style:family="paragraph" style:parent-style-name="Standard">
      <style:text-properties fo:font-size="16pt" fo:font-weight="bold" officeooo:rsid="0011e2d4" officeooo:paragraph-rsid="0011e2d4" style:font-weight-asian="bold" style:font-weight-complex="bold"/>
    </style:style>
    <style:style style:name="P14" style:family="paragraph" style:parent-style-name="Standard">
      <style:text-properties fo:font-size="12pt" fo:font-weight="normal" officeooo:rsid="001085e8" officeooo:paragraph-rsid="001085e8" style:font-weight-asian="normal" style:font-weight-complex="normal"/>
    </style:style>
    <style:style style:name="P15" style:family="paragraph" style:parent-style-name="Standard">
      <style:text-properties fo:font-size="12pt" fo:font-weight="normal" officeooo:rsid="0011c233" officeooo:paragraph-rsid="0011c233" style:font-weight-asian="normal" style:font-weight-complex="normal"/>
    </style:style>
    <style:style style:name="P16" style:family="paragraph" style:parent-style-name="Standard">
      <style:text-properties fo:font-size="12pt" fo:font-weight="normal" officeooo:rsid="00137434" officeooo:paragraph-rsid="00137434" style:font-weight-asian="normal" style:font-weight-complex="normal"/>
    </style:style>
    <style:style style:name="P17" style:family="paragraph" style:parent-style-name="Standard">
      <style:text-properties officeooo:rsid="0011c233" officeooo:paragraph-rsid="0011c233"/>
    </style:style>
    <style:style style:name="P18" style:family="paragraph" style:parent-style-name="Standard">
      <style:text-properties fo:font-weight="normal" officeooo:rsid="000fb1dd" officeooo:paragraph-rsid="000fb1dd" style:font-weight-asian="normal" style:font-weight-complex="normal"/>
    </style:style>
    <style:style style:name="T1" style:family="text">
      <style:text-properties officeooo:rsid="000dfa90"/>
    </style:style>
    <style:style style:name="T2" style:family="text">
      <style:text-properties officeooo:rsid="000e60f7"/>
    </style:style>
    <style:style style:name="T3" style:family="text">
      <style:text-properties officeooo:rsid="000fb1dd"/>
    </style:style>
    <style:style style:name="T4" style:family="text">
      <style:text-properties officeooo:rsid="001085e8"/>
    </style:style>
    <style:style style:name="T5" style:family="text">
      <style:text-properties officeooo:rsid="0011c233"/>
    </style:style>
    <style:style style:name="T6" style:family="text">
      <style:text-properties fo:font-style="italic" style:font-style-asian="italic" style:font-style-complex="italic"/>
    </style:style>
    <style:style style:name="T7" style:family="text">
      <style:text-properties fo:background-color="#72bf44" loext:char-shading-value="0"/>
    </style:style>
    <style:style style:name="T8" style:family="text">
      <style:text-properties officeooo:rsid="0011c233" fo:background-color="#72bf44" loext:char-shading-value="0"/>
    </style:style>
    <style:style style:name="T9" style:family="text">
      <style:text-properties officeooo:rsid="0011e2d4"/>
    </style:style>
    <style:style style:name="T10" style:family="text">
      <style:text-properties officeooo:rsid="001374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cation Key Compilation for Wishborne Complex</text:p>
      <text:p text:style-name="P1"/>
      <text:p text:style-name="P17">Throughout all of Wishborne: Three sees through the lights. Each light has AC 12 and 3 HP. Three cannot view more than one room at a time. Without cause, there is only a 1 in 20 chance of Three viewing the PC’s room.</text:p>
      <text:p text:style-name="P1"/>
      <text:p text:style-name="P9">Level 1</text:p>
      <text:p text:style-name="P9">Entry training, brainwashing</text:p>
      <text:p text:style-name="P2"/>
      <text:p text:style-name="P2">1. <text:span text:style-name="T1">WAITING ROOM</text:span></text:p>
      <text:p text:style-name="P3">This plain black marble room has only a few chairs and a central desk manned by a secretary. The room is lit well with four crystal lights casting a blue-green glow on the black marble. There are a few agents of various divisions waiting in the chairs for their turn. A Wishborne guard occasionally enters from the door at the back of the room and calls for a waiting person to follow him back.</text:p>
      <text:p text:style-name="P3"/>
      <text:p text:style-name="P3">Triggers:</text:p>
      <text:p text:style-name="P3">Stealth 25 – avoid notice of the secretary as you enter the room.</text:p>
      <text:p text:style-name="P3">Stealth 20 – avoid notice of the guards who enter the room.</text:p>
      <text:p text:style-name="P3">Stealth 15 – avoid notice of the other agents seated there.</text:p>
      <text:p text:style-name="P3"/>
      <text:p text:style-name="P3">Details:</text:p>
      <text:p text:style-name="P4">The secretary: The secretary, Agent Lonit, takes the names of agents that wish to enter Wishborne. She checks the name against the Agent Registry, updated daily, <text:span text:style-name="T2">and against her message log of agents coming down for check in.</text:span> She asks the agent to take a seat, no matter if they are in the registry or not. If they are not, she taps her communicator <text:span text:style-name="T2">twice without saying anything, leaving blank messages to the guards in the area. 1 Action Group of guards enters the room to arrest the rogue agent and question them.</text:span></text:p>
      <text:p text:style-name="P4"/>
      <text:p text:style-name="P5">2. EDUCATION CHAMBER</text:p>
      <text:p text:style-name="P5">This plain room is set up like a classroom. There are rows of small desks lined up facing the front of the room, where a board is attached to a wall. A Brainwashed Ecclesiate works to finish the brainwashing process (started by Intellect Devourers) on subjects wishing to enter Wishborne. There are two of these rooms—one is to complete the brainwashing, the other is to end it for those exiting the complex. There are a number of complex anatomical diagrams on the walls, propoganda information, sayings to memorize, etc. There is a door to the side of the front desk. <text:span text:style-name="T3">There is ample crystal lighting.</text:span></text:p>
      <text:p text:style-name="P5"/>
      <text:p text:style-name="P5">Triggers:</text:p>
      <text:p text:style-name="P5">Stealth 25 – avoid notice.</text:p>
      <text:p text:style-name="P5">Percep 10 – notice that the people being brainwashed are citizens of Vike.</text:p>
      <text:p text:style-name="P5"/>
      <text:p text:style-name="P5">Details:</text:p>
      <text:p text:style-name="P7">If there is an intruder, the Brainwashed Ecclesiate runs through the side door into the personal interrogation chamber. They unlock the Intellect Devourer and then enter the hall and raise the alarm by the elevator.</text:p>
      <text:p text:style-name="P6"/>
      <text:p text:style-name="P7">3. INTERROGATION CHAMBER</text:p>
      <text:p text:style-name="P7">This small, square room has two chairs. There is an Intellect Devourer chained in one corner. There is an additionally exit on one of the walls.</text:p>
      <text:p text:style-name="P6"><text:soft-page-break/></text:p>
      <text:p text:style-name="P7">4. DEVOURING ROOM</text:p>
      <text:p text:style-name="P7">This large, dark room <text:span text:style-name="T4">has three large glass cylinders down the center of the room. Each of these cylinders has Intellect Devourers in it, which are pulled from the liquid by Brainwashed Ecclesiates. There are surgical tables near these tanks, two (of six) of which are holding subjects for brainwashing. At the far side of this room is a raised podium with the lead Brainwashed Ecclesiate. One the left side of the room is the door to the stairwell.</text:span></text:p>
      <text:p text:style-name="P7"/>
      <text:p text:style-name="P8">Triggers:</text:p>
      <text:p text:style-name="P8">Stealth 22 – avoid immediate notice.</text:p>
      <text:p text:style-name="P8">Percep 15 – notice the Elevator Key on the belt of the lead Brainwashed Ecclesiate.</text:p>
      <text:p text:style-name="P8"/>
      <text:p text:style-name="P8">Details:</text:p>
      <text:p text:style-name="P8"><text:span text:style-name="T8">STAIRWELL DOOR</text:span>: The Stairwell door is locked by a DC 25 Sleight of Hand lock. These (and all future) doors have 30 HP and an AC of 5. They are thick metal, and not easily broken down.</text:p>
      <text:p text:style-name="P8"/>
      <text:p text:style-name="P10">Level <text:span text:style-name="T4">2</text:span></text:p>
      <text:p text:style-name="P12">Bestiary</text:p>
      <text:p text:style-name="P12"/>
      <text:p text:style-name="P14">1. ENTRANCE and HALLWAYS</text:p>
      <text:p text:style-name="P14">This large, vaulted circular chamber branches off in eight directions. Seven of the directions have labels above them: abberation, beasts, dragons, giants, humanoids, monstrosity, oozes. One is simply labeled, “Environment Chamber.” The hallways are open to the entryway and are lined with liquid-filled tanks holding various creatures in a stasis. Some of the tanks are emptied—<text:span text:style-name="T5">notably the dragon tanks. There are a few Bestiary Transporters here.</text:span></text:p>
      <text:p text:style-name="P14"/>
      <text:p text:style-name="P15">Triggers:</text:p>
      <text:p text:style-name="P15">Stealth 12 – avoid notice by the Bestiary Transporters.</text:p>
      <text:p text:style-name="P15"/>
      <text:p text:style-name="P15">Details:</text:p>
      <text:p text:style-name="P15">Liquid Tanks: These tanks vary in size, but each holds only one type of creature. The tanks are strong, with 35 HP and an AC of 8. </text:p>
      <text:p text:style-name="P15"><text:tab/>Arcana 18 – notice that, if removed from the liquid, the creatures would wake within seconds.</text:p>
      <text:p text:style-name="P15"><text:tab/><text:span text:style-name="T6">DM Note: some tanks are empty because the creatures are being moved onto a ship—the Prodigal—sitting in the bay of the Grey City. The creatures are moved in mobile tanks through the Environment Room.</text:span></text:p>
      <text:p text:style-name="P15"/>
      <text:p text:style-name="P15">2. ENVIRONMENT ROOM</text:p>
      <text:p text:style-name="P15">This chamber is magically able to take on the features of any terrain—used to test the viability of crystal stasis on creatures. Currently, it is set as a frost-land with numerous icy arches cross-crossing the room. At the center is a still pool of water. Given a seed crystal, the pool will instantly freeze. At the far end of the chamber is a Huge door that leads to a transport elevator and stairwell. The elevator only goes up. The door is locked as <text:span text:style-name="T7">STAIRWELL DOOR</text:span>. Above the door is a viewing platform with a slick ladder leading up to it.</text:p>
      <text:p text:style-name="P15"/>
      <text:p text:style-name="P15">Details:</text:p>
      <text:p text:style-name="P15">Ice arches: AC 8 HP 15.</text:p>
      <text:p text:style-name="P15"><text:soft-page-break/>Pool of water: The central pool of water is 15 feet deep. The top 5 feet freezes to ice with a seed crystal. Ice is AC 3, 15 HP per foot.</text:p>
      <text:p text:style-name="P15">Ladder to viewing platform: DC 15 Acrobatics to climb without slipping.</text:p>
      <text:p text:style-name="P15"/>
      <text:p text:style-name="P11">Level <text:span text:style-name="T9">3</text:span></text:p>
      <text:p text:style-name="P13">Arcan<text:span text:style-name="T10">e Items</text:span></text:p>
      <text:p text:style-name="P13"/>
      <text:p text:style-name="P16">1. LAVA PILLAR</text:p>
      <text:p text:style-name="P16"/>
      <text:p text:style-name="P16">2. BLOOD PAINTING</text:p>
      <text:p text:style-name="P16"/>
      <text:p text:style-name="P16">3. ROOM OF MIRRORS</text:p>
      <text:p text:style-name="P16"/>
      <text:p text:style-name="P16">4. TRINKETS</text:p>
      <text:p text:style-name="P16"/>
      <text:p text:style-name="P16">5. TELEPORTER</text:p>
      <text:p text:style-name="P16"/>
      <text:p text:style-name="P16">6. TRAP ROOM A</text:p>
      <text:p text:style-name="P16"/>
      <text:p text:style-name="P16">7. TRAP ROOM B</text:p>
      <text:p text:style-name="P16"/>
      <text:p text:style-name="P16">8. TRAP ROOM C</text:p>
      <text:p text:style-name="P16"/>
      <text:p text:style-name="P16">9 <text:span text:style-name="T7">STAIRWELL DOOR</text:span></text:p>
      <text:p text:style-name="P16"/>
      <text:p text:style-name="P16">10. ELEV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3:34:52.019401603</meta:creation-date>
    <meta:generator>LibreOffice/6.0.7.3$Linux_X86_64 LibreOffice_project/00m0$Build-3</meta:generator>
    <dc:date>2020-01-25T15:52:32.690665437</dc:date>
    <meta:editing-duration>PT33M19S</meta:editing-duration>
    <meta:editing-cycles>5</meta:editing-cycles>
    <meta:document-statistic meta:table-count="0" meta:image-count="0" meta:object-count="0" meta:page-count="3" meta:paragraph-count="56" meta:word-count="940" meta:character-count="5277" meta:non-whitespace-character-count="4386"/>
  </office:meta>
</office:document-meta>
</file>